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65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060" calcext:value-type="currency" table:number-columns-spanned="2" table:number-rows-spanned="2">
            <text:p>$1,06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ilcrest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7-01" calcext:value-type="date">
            <text:p>07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6/01-06/07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6/08-06/14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9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6/15-06/21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6/22-06/28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060" calcext:value-type="currency">
            <text:p>$1,0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060" calcext:value-type="currency">
            <text:p>$1,0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6-15T15:41:31.759675621</dc:date>
    <meta:editing-duration>PT3H5M50S</meta:editing-duration>
    <meta:editing-cycles>55</meta:editing-cycles>
    <meta:generator>LibreOffice/7.4.7.2$Linux_AARCH64 LibreOffice_project/40$Build-2</meta:generator>
    <meta:document-statistic meta:table-count="1" meta:cell-count="65" meta:object-count="1"/>
  </office:meta>
</office:document-meta>
</file>